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Title">
      <style:text-properties fo:font-size="16pt" fo:language="en" fo:country="US" style:font-size-asian="16pt" style:font-size-complex="16pt"/>
    </style:style>
    <style:style style:name="P4" style:family="paragraph" style:parent-style-name="Subtitle">
      <style:text-properties fo:font-size="11pt" fo:language="en" fo:country="US" style:font-size-asian="11pt" style:font-size-complex="11pt"/>
    </style:style>
    <style:style style:name="P5" style:family="paragraph" style:parent-style-name="Subtitle">
      <style:text-properties fo:font-size="11pt" fo:language="en" fo:country="US" fo:font-style="italic" style:font-size-asian="11pt" style:font-style-asian="italic" style:font-size-complex="11pt" style:font-style-complex="italic"/>
    </style:style>
    <style:style style:name="P6" style:family="paragraph" style:parent-style-name="Subtitle">
      <style:text-properties fo:language="en" fo:country="US"/>
    </style:style>
    <style:style style:name="P7" style:family="paragraph" style:parent-style-name="Subtitle">
      <style:text-properties fo:font-size="12pt" fo:language="en" fo:country="US" style:font-size-asian="12pt" style:font-size-complex="12pt"/>
    </style:style>
    <style:style style:name="P8" style:family="paragraph" style:parent-style-name="Subtitle">
      <style:text-properties style:text-position="super 58%" fo:font-size="11pt" fo:language="en" fo:country="US" fo:font-style="italic" style:font-size-asian="11pt" style:font-style-asian="italic" style:font-size-complex="11pt" style:font-style-complex="italic"/>
    </style:style>
    <style:style style:name="P9" style:family="paragraph" style:parent-style-name="Standard">
      <style:text-properties fo:language="en" fo:country="US"/>
    </style:style>
    <style:style style:name="T1" style:family="text">
      <style:text-properties style:text-position="super 58%"/>
    </style:style>
    <style:style style:name="T2" style:family="text">
      <style:text-properties style:text-position="super 58%" fo:font-size="12pt" style:font-size-asian="12pt" style:font-size-complex="12pt"/>
    </style:style>
    <style:style style:name="T3" style:family="text">
      <style:text-properties style:text-position="super 58%"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office:automatic-styles>
  <office:body>
    <office:text>
      <office:forms form:automatic-focus="false" form:apply-design-mode="false"/>
      <text:tracked-changes>
        <text:changed-region xml:id="ct106652631441664" text:id="ct106652631441664">
          <text:insertion>
            <office:change-info>
              <dc:creator>Unknown Author</dc:creator>
              <dc:date>2016-07-08T11:55:00</dc:date>
            </office:change-info>
          </text:insertion>
        </text:changed-region>
        <text:changed-region xml:id="ct106652631469312" text:id="ct106652631469312">
          <text:deletion>
            <office:change-info>
              <dc:creator>Unknown Author</dc:creator>
              <dc:date>2016-07-08T11:55:00</dc:date>
            </office:change-info>
            <text:p text:style-name="P1">Python was chosen as a language</text:p>
          </text:deletion>
        </text:changed-region>
        <text:changed-region xml:id="ct107202387268608" text:id="ct107202387268608">
          <text:deletion>
            <office:change-info>
              <dc:creator>Unknown Author</dc:creator>
              <dc:date>2016-07-08T11:55:00</dc:date>
            </office:change-info>
            <text:p text:style-name="P1">development</text:p>
          </text:deletion>
        </text:changed-region>
        <text:changed-region xml:id="ct107202387274944" text:id="ct107202387274944">
          <text:insertion>
            <office:change-info>
              <dc:creator>Unknown Author</dc:creator>
              <dc:date>2016-07-08T11:55:00</dc:date>
            </office:change-info>
          </text:insertion>
        </text:changed-region>
        <text:changed-region xml:id="ct106652631471424" text:id="ct106652631471424">
          <text:insertion>
            <office:change-info>
              <dc:creator>Unknown Author</dc:creator>
              <dc:date>2016-07-08T11:54:00</dc:date>
            </office:change-info>
          </text:insertion>
        </text:changed-region>
        <text:changed-region xml:id="ct107202387273792" text:id="ct107202387273792">
          <text:deletion>
            <office:change-info>
              <dc:creator>Unknown Author</dc:creator>
              <dc:date>2016-07-08T11:54:00</dc:date>
            </office:change-info>
            <text:p text:style-name="P1">was</text:p>
          </text:deletion>
        </text:changed-region>
        <text:changed-region xml:id="ct107202387271296" text:id="ct107202387271296">
          <text:insertion>
            <office:change-info>
              <dc:creator>Unknown Author</dc:creator>
              <dc:date>2016-07-08T11:54:00</dc:date>
            </office:change-info>
          </text:insertion>
        </text:changed-region>
        <text:changed-region xml:id="ct105553119836928" text:id="ct105553119836928">
          <text:deletion>
            <office:change-info>
              <dc:creator>Unknown Author</dc:creator>
              <dc:date>2016-07-08T11:56:00</dc:date>
            </office:change-info>
            <text:p text:style-name="P1">Since many devices come in variations that feature identical baseline behaviour with a number of small differences, the framework provides the ability customise device behaviour without modifying its base implementation</text:p>
          </text:deletion>
        </text:changed-region>
        <text:changed-region xml:id="ct105553119839040" text:id="ct105553119839040">
          <text:insertion>
            <office:change-info>
              <dc:creator>Unknown Author</dc:creator>
              <dc:date>2016-07-08T11:56:00</dc:date>
            </office:change-info>
          </text:insertion>
        </text:changed-region>
        <text:changed-region xml:id="ct107202387275136" text:id="ct107202387275136">
          <text:insertion>
            <office:change-info>
              <dc:creator>Unknown Author</dc:creator>
              <dc:date>2016-07-08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kton: A Stateful Device Simulation Framework</text:p>
      <text:p text:style-name="P7"/>
      <text:p text:style-name="P6"><text:span text:style-name="T4">Michael Wedel</text:span><text:span text:style-name="T2">1</text:span><text:span text:style-name="T4">, Michael Hart</text:span><text:span text:style-name="T2">2</text:span></text:p>
      <text:p text:style-name="P8"/>
      <text:p text:style-name="P4"><text:span text:style-name="T3">1</text:span><text:span text:style-name="T5">European Spallation Source, Lund, Sweden</text:span></text:p>
      <text:p text:style-name="P5"><text:span text:style-name="T1">2</text:span>STFC Rutherford Appleton Laboratory, Oxfordshire, UK</text:p>
      <text:p text:style-name="P1"/>
      <text:p text:style-name="P1">User-facing instrument control software will be a critical component to the operation of the European Spallation Source (ESS) under construction in Sweden. The control software must be robust, proven, and well tested for day-one operations. A sequential approach to development, whereby the target hardware is procured, installed and made operational prior to the development of the control software will undoubtably result in late delivery and schedule blockages further down the line. To avoid a schedule conflict, the control software must be developed in parallel to the target hardware and drivers. Furthermore, deep testing of the control software will involve driving the hardware to its limits, such that critical error handling mechanisms can be exercised. For expensive hardware, testing of this form would be undesirable, even if the target devices are available. The distributed nature of the software team, also presents a challenge, given that full replicas of all hardware will not be made available at all development locations.</text:p>
      <text:p text:style-name="P1"/>
      <text:p text:style-name="P1">Given these challenges, in order to progress development of control software for the ESS, a way to simulate devices and controllers is required. </text:p>
      <text:p text:style-name="P1"/>
      <text:p text:style-name="P1">To enable simulating complex behaviour of many devices using a standardised approach, we have developed a deterministic, statemachine-based device simulation framework. This ensures that common functionality is implemented once and thoroughly tested, encourages simulators to follow a common design, and allows capturing device behaviour in great detail with relatively little development effort.</text:p>
      <text:p text:style-name="P1"/>
      <text:p text:style-name="P1"><text:change-start text:change-id="ct106652631441664"/>We chose to develop in Python<text:change-end text:change-id="ct106652631441664"/><text:change text:change-id="ct106652631469312"/> for speed of <text:change text:change-id="ct107202387268608"/><text:change-start text:change-id="ct107202387274944"/>implementation<text:change-end text:change-id="ct107202387274944"/> and accessibility, to allow users to easily extend functionality<text:change-start text:change-id="ct106652631471424"/>,<text:change-end text:change-id="ct106652631471424"/> and add their own devices. Implementation of device behaviour <text:change text:change-id="ct107202387273792"/><text:change-start text:change-id="ct107202387271296"/>has been<text:change-end text:change-id="ct107202387271296"/> separated from communication protocol to allow simulation both at the controller level via EPICS[1], and at the device level using various low-level protocols. <text:change text:change-id="ct105553119836928"/><text:change-start text:change-id="ct105553119839040"/>It is often useful to vary aspects of <text:change-end text:change-id="ct105553119839040"/><text:change-start text:change-id="ct107202387275136"/>device behaviour for a partiular use-case, and we have therefore provided a simple way to extend and customise a device based on an existing one<text:change-end text:change-id="ct107202387275136"/>. Docker[2] images are provided for easy deployment and to simulate a network of devices on a single machine.</text:p>
      <text:p text:style-name="P1"/>
      <text:p text:style-name="P1">Our primary aim is to accelerate initial development of control software, in absence of hardware to test against. A library of simulators will also be useful for automated unit and system tests as development progresses. It may also prove useful for validating user scripts by performing a simulated dry run in more detail that would otherwise be possible.</text:p>
      <text:p text:style-name="P1"/>
      <text:p text:style-name="P1">References:</text:p>
      <text:p text:style-name="P1"/>
      <text:p text:style-name="P1">[1] EPICS: <text:a xlink:type="simple" xlink:href="http://www.aps.anl.gov/epics/" text:style-name="Internet_20_link" text:visited-style-name="Visited_20_Internet_20_Link">http://www.aps.anl.gov/epics/</text:a></text:p>
      <text:p text:style-name="P1">[2] Docker: <text:a xlink:type="simple" xlink:href="https://www.docker.com/" text:style-name="Internet_20_link" text:visited-style-name="Visited_20_Internet_20_Link">https://www.docker.co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loext:contextual-spacing="false" fo:margin-top="0cm" fo:margin-bottom="0cm" fo:text-align="center" style:justify-single-word="false" style:page-number="auto"/>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06T13:24:25.280752229</meta:creation-date>
    <dc:date>2016-07-08T12:01:10</dc:date>
    <meta:editing-duration>PT1H40M23S</meta:editing-duration>
    <meta:editing-cycles>14</meta:editing-cycles>
    <meta:generator>OpenOffice/4.1.0$Unix OpenOffice.org_project/410m18$Build-9764</meta:generator>
    <meta:document-statistic meta:table-count="0" meta:image-count="0" meta:object-count="0" meta:page-count="1" meta:paragraph-count="16" meta:word-count="461" meta:character-count="3108"/>
  </office:meta>
</office:document-meta>
</file>